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33333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95pt" style:use-optimal-row-height="true" fo:break-before="auto"/>
    </style:style>
    <style:style style:name="ro4" style:family="table-row">
      <style:table-row-properties style:row-height="135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2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30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checkbox</text:p>
          </table:table-cell>
          <table:table-cell office:value-type="string" table:style-name="ce2">
            <text:p>Выберите уcпешно компилируемые строки:</text:p>
          </table:table-cell>
          <table:table-cell office:value-type="string" table:style-name="ce2">
            <text:p>1; 2; 3; 4; 5;</text:p>
          </table:table-cell>
          <table:table-cell office:value-type="string" table:style-name="ce2">
            <text:p>2, 3</text:p>
          </table:table-cell>
          <table:table-cell office:value-type="string" table:style-name="ce2">
            <text:p>code_1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Какие действия необходимо и достаточно выполнить для того, чтобы программа компилировалась?</text:p>
          </table:table-cell>
          <table:table-cell office:value-type="string" table:style-name="ce2">
            <text:p>Изменить модификатор доступа класса TypeA на public; Изменить модификатор доступа класса TypeB на public; ничего изменять не надо, программа и так компилируется; Добавить в начале программы строчку "using TypeA"; Изменить строчку "TypeB b = new TypeB()" на "TypeA.TypeB b = new TypeA.TypeB()";</text:p>
          </table:table-cell>
          <table:table-cell office:value-type="string" table:style-name="ce2">
            <text:p>2, 5</text:p>
          </table:table-cell>
          <table:table-cell office:value-type="string" table:style-name="ce2">
            <text:p>code_2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будет выведено на консоль? (если вариантов ответа несколько, перечислите через запятую - 1, 2,…)</text:p>
          </table:table-cell>
          <table:table-cell table:style-name="ce2"/>
          <table:table-cell office:value-type="string" table:style-name="ce2">
            <text:p>Heart, Lung</text:p>
          </table:table-cell>
          <table:table-cell office:value-type="string" table:style-name="ce2">
            <text:p>code_3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Скомпилируется ли следующий код (как часть некоторого метода(Да/Нет)):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_4</text:p>
          </table:table-cell>
          <table:table-cell table:number-columns-repeated="2" table:style-name="ce2"/>
          <table:table-cell table:number-columns-repeated="16376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Среди перечисленных конструкций C# укажите объявление метода</text:p>
          </table:table-cell>
          <table:table-cell office:value-type="string" table:style-name="ce2">
            <text:p>string Name {get{return “Name”}}; string this [int i] {get {return “Name”}}; string GetName () { return “Name”}; string Name;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6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Укажите отличия интерфейса от абстрактного класса</text:p>
          </table:table-cell>
          <table:table-cell office:value-type="string" table:style-name="ce2">
            <text:p>в интерфейсе нельзя изменять модификаторы доступа; в интерфейсе нельзя объявлять делегаты; в интерфейсе нельзя реализовывать методы; в интерфейсе нельзя объявлять поля;</text:p>
          </table:table-cell>
          <table:table-cell office:value-type="string" table:style-name="ce2">
            <text:p>1, 2, 3, 4;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Лямбда-выражения на платформе .Net могут существовать в виде:</text:p>
          </table:table-cell>
          <table:table-cell office:value-type="string" table:style-name="ce2">
            <text:p>файла, проецируемого в память; кода на промежуточном языке MSIL (в виде делегатов); исключительной ситуации; дерева выражений;</text:p>
          </table:table-cell>
          <table:table-cell office:value-type="string" table:style-name="ce2">
            <text:p>2, 4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Что напечатает следующий код:</text:p>
          </table:table-cell>
          <table:table-cell table:style-name="ce2"/>
          <table:table-cell office:value-type="string" table:style-name="ce2">
            <text:p>a=2, b=1</text:p>
          </table:table-cell>
          <table:table-cell office:value-type="string" table:style-name="ce2">
            <text:p>code_5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Скомпилируется ли данный код? (Да/Нет)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_6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Среди перечисленных конструкций C# укажите объявление поля.</text:p>
          </table:table-cell>
          <table:table-cell office:value-type="string" table:style-name="ce5">
            <text:p><text:s/>string Name {get{return “Name”}}; string Name; string this [int i] {get {return “Name”}}; sting GetName() { return “Name”}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8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Возможно ли иметь/создать статический индексатор в С#?</text:p>
          </table:table-cell>
          <table:table-cell office:value-type="string" table:style-name="ce2">
            <text:p>Да; Нет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Что произойдет в результате выполнения следующего кода:</text:p>
          </table:table-cell>
          <table:table-cell office:value-type="string" table:style-name="ce2">
            <text:p>e i o u; Код напечатает "e i o u", а дальше уже возникает ошибка времени выполнения; a e i o; Возникнет ошибка компиляции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_7</text:p>
          </table:table-cell>
          <table:table-cell table:number-columns-repeated="2" table:style-name="ce2"/>
          <table:table-cell table:number-columns-repeated="16376"/>
        </table:table-row>
        <table:table-row table:style-name="ro9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checkbox</text:p>
          </table:table-cell>
          <table:table-cell office:value-type="string" table:style-name="ce4">
            <text:p>Какие ошибки содержатся в представленном коде:</text:p>
          </table:table-cell>
          <table:table-cell office:value-type="string" table:style-name="ce2">
            <text:p>Метод f должен содержать конструкцию return; В этом коде нет ошибок; Перед вызовом метода f переменная а должна быть проинициализирована; Метод f должен быть объявлен как public; В методе f переменная b должна быть инициализирована до ее использования; В методе f необходимо обязательно присвоить значение переменной b; Переменная b должна быть проинициализирована целочисленным значением или не инициализирована вовсе;</text:p>
          </table:table-cell>
          <table:table-cell office:value-type="string" table:style-name="ce2">
            <text:p>3, 5</text:p>
          </table:table-cell>
          <table:table-cell office:value-type="string" table:style-name="ce2">
            <text:p>code_8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checkbox</text:p>
          </table:table-cell>
          <table:table-cell office:value-type="string" table:style-name="ce4">
            <text:p>Какие строки приведут к ошибке компилляции этого кода если он является частью метода?</text:p>
          </table:table-cell>
          <table:table-cell office:value-type="string" table:style-name="ce5">
            <text:p>1; 2; 3; 4;</text:p>
          </table:table-cell>
          <table:table-cell office:value-type="string" table:style-name="ce2">
            <text:p>2, 4</text:p>
          </table:table-cell>
          <table:table-cell office:value-type="string" table:style-name="ce2">
            <text:p>code_9</text:p>
          </table:table-cell>
          <table:table-cell table:number-columns-repeated="2" table:style-name="ce2"/>
          <table:table-cell table:number-columns-repeated="16376"/>
        </table:table-row>
        <table:table-row table:style-name="ro10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Введите недостающий фрагмент:</text:p>
          </table:table-cell>
          <table:table-cell table:style-name="ce5"/>
          <table:table-cell office:value-type="string" table:style-name="ce2">
            <text:p>Array</text:p>
          </table:table-cell>
          <table:table-cell office:value-type="string" table:style-name="ce2">
            <text:p>code_10</text:p>
          </table:table-cell>
          <table:table-cell table:number-columns-repeated="2" table:style-name="ce2"/>
          <table:table-cell table:number-columns-repeated="16376"/>
        </table:table-row>
        <table:table-row table:number-rows-repeated="27" table:style-name="ro1">
          <table:table-cell table:number-columns-repeated="8" table:style-name="ce2"/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Егор Леонтьев</dc:creator>
    <meta:creation-date>2015-06-05T18:19:34Z</meta:creation-date>
    <dc:date>2020-05-13T10:53:20Z</dc:date>
  </office:meta>
</office:document-meta>
</file>